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9846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font-weight-complex="bold"/>
    </style:style>
    <style:style style:name="P7"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0in" fo:margin-right="0in" fo:text-indent="0in" style:auto-text-indent="false"/>
      <style:text-properties style:font-name="Courier New" fo:font-size="10.5pt" style:font-size-asian="10.5pt" style:font-size-complex="10.5pt"/>
    </style:style>
    <style:style style:name="P9" style:family="paragraph" style:parent-style-name="Standard">
      <style:paragraph-properties fo:margin-left="0in" fo:margin-right="0in" fo:text-indent="0in" style:auto-text-indent="false"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left="0in" fo:margin-right="0in" fo:text-indent="0in" style:auto-text-indent="false" fo:break-before="page"/>
      <style:text-properties fo:font-weight="bold" style:font-weight-asian="bold" style:font-weight-complex="bold"/>
    </style:style>
    <style:style style:name="P1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text:p>
      <text:p text:style-name="Standard"/>
      <text:p text:style-name="Standard">The Tubras framework library is intended to be built as a static library. <text:s/>It depends on several, pre-built 3<text:span text:style-name="T1">rd</text:span> party libraries. <text:s/>There are four steps required to build the library:</text:p>
      <text:p text:style-name="Standard"/>
      <text:list xml:id="list28212851" text:style-name="L1">
        <text:list-item>
          <text:p text:style-name="P12">Get the Tubras Framework Library code.</text:p>
        </text:list-item>
        <text:list-item>
          <text:p text:style-name="P12">Get the Dependencies.</text:p>
        </text:list-item>
        <text:list-item>
          <text:p text:style-name="P12">Build the Dependency libraries.</text:p>
        </text:list-item>
        <text:list-item>
          <text:p text:style-name="P12">Build the Tubras Framework Library.</text:p>
        </text:list-item>
      </text:list>
      <text:p text:style-name="Standard"/>
      <text:p text:style-name="P2">Getting the Framework Code</text:p>
      <text:p text:style-name="Standard"/>
      <text:p text:style-name="Standard">The Tubras library code may be retrieved via Subversion at Google Code:</text:p>
      <text:p text:style-name="Standard"/>
      <text:p text:style-name="Standard"><text:span text:style-name="T2"><text:tab/></text:span><text:span text:style-name="Teletype"><text:span text:style-name="T2">svn checkout </text:span></text:span><text:span text:style-name="Emphasis"><text:span text:style-name="T2">https</text:span></text:span><text:span text:style-name="Teletype"><text:span text:style-name="T2">://tubras.googlecode.com/svn/trunk/ tubras</text:span></text:span><text:span text:style-name="T2"> </text:span></text:p>
      <text:p text:style-name="Standard"/>
      <text:p text:style-name="Standard">Set the Framework Location</text:p>
      <text:p text:style-name="Standard"/>
      <text:p text:style-name="Standard">After the Tubras Framework source code has been saved to your hard disk, you need to set an environment variable named “<text:span text:style-name="T3">TUBRAS_SDK</text:span>” to the root location of the source code. <text:s/>For example, if you checked our the source code to:</text:p>
      <text:p text:style-name="Standard"/>
      <text:p text:style-name="P3">c:\dev\tubras</text:p>
      <text:p text:style-name="P3"/>
      <text:p text:style-name="P5">Then you would need to set “<text:span text:style-name="T3">TUBRAS_SDK</text:span>=c:\dev\tubras”</text:p>
      <text:p text:style-name="Standard"/>
      <text:p text:style-name="P2"/>
      <text:p text:style-name="P11">Getting the Dependencies</text:p>
      <text:p text:style-name="Standard"/>
      <text:p text:style-name="Standard">The list of dependencies includes:</text:p>
      <text:p text:style-name="Standard"/>
      <text:list xml:id="list28207967" text:style-name="L2">
        <text:list-item>
          <text:p text:style-name="P13">Bullet – Collision and physics library. (http://www.bulletphysics.com)</text:p>
          <text:p text:style-name="P13"/>
        </text:list-item>
        <text:list-item>
          <text:p text:style-name="P13">Irrklang – Audio library. (http://www.ambiera.com/irrklang/)</text:p>
          <text:p text:style-name="P13"/>
        </text:list-item>
        <text:list-item>
          <text:p text:style-name="P13">Irrlicht – 3D engine library. (<text:a xlink:type="simple" xlink:href="http://irrlicht.sourceforge.net/">http://irrlicht.sourceforge.net/</text:a>)</text:p>
          <text:p text:style-name="P13"/>
        </text:list-item>
        <text:list-item>
          <text:p text:style-name="P13">SCONS – Software Construction Tool. (http://www.scons.org)</text:p>
          <text:p text:style-name="P13"/>
        </text:list-item>
        <text:list-item>
          <text:p text:style-name="P13">SWIG – Simplified Wrapper and Interface Generator. (<text:a xlink:type="simple" xlink:href="http://www.swig.org/">http://www.swig.org</text:a>)</text:p>
        </text:list-item>
      </text:list>
      <text:p text:style-name="Standard"/>
      <text:p text:style-name="Standard">The <text:span text:style-name="T3">library</text:span> dependencies may be retrieved either manually or automatically by using “SCONS” (<text:a xlink:type="simple" xlink:href="http://www.scons.org/">http://www.scons.org</text:a>).</text:p>
      <text:p text:style-name="Standard"/>
      <text:p text:style-name="P3"><text:span text:style-name="T3">Manual Retrieval</text:span>. <text:s/>You may manually go to each dependencies site and download the appropriate files. <text:s/>The Framework expects each dependency to be located in a specific directory off of the framework root directory. <text:s/>This directory is named “deps”. <text:s/>Within the “deps” directory, the following directories should be created (case-sensitive) to store the corresponding dependency:</text:p>
      <text:p text:style-name="P3"/>
      <text:p text:style-name="P3">\$(TUBRAS_SDK)\deps\</text:p>
      <text:p text:style-name="P4">bullet – Bullet library</text:p>
      <text:p text:style-name="P4">irrklang – Audio library</text:p>
      <text:p text:style-name="P4">irrlicht – 3D engine library</text:p>
      <text:p text:style-name="P5"/>
      <text:p text:style-name="P3"><text:span text:style-name="T3">Automatic Retrieval</text:span>. <text:s/>SCONS may be used to automatically download dependencies into the proper locations. <text:s/>Simply change to the root directory of where the Tubras framework is located and type:</text:p>
      <text:p text:style-name="P3"><text:tab/>scons deps=1</text:p>
      <text:p text:style-name="P3"/>
      <text:p text:style-name="P3"/>
      <text:p text:style-name="P5"/>
      <text:p text:style-name="P9">Building the Dependencies</text:p>
      <text:p text:style-name="P6"/>
      <text:p text:style-name="P6">Irrlicht - Windows</text:p>
      <text:p text:style-name="P5"/>
      <text:p text:style-name="P5">Tubras uses the static builds of the Irrlicht library.</text:p>
      <text:p text:style-name="P5"/>
      <text:p text:style-name="P5">Irrlicht provides Visual Studio solution files that we'll use to build the debug and release libraries. <text:s/>Currently Irrlicht isn't setup to allow both debug and release libraries to exist side by side, so we'll build and copy for both the debug and release versions of the library.</text:p>
      <text:p text:style-name="P5"/>
      <text:p text:style-name="P5">Open the Irrlicht Visual Studio solution file located in “irrlicht\source\Irrlicht\”. <text:s/>Start with the “Static lib - Release” build, and select the “Build | Rebuild Solution” menu item. <text:s/>After the build has completed, copy the following files:</text:p>
      <text:p text:style-name="P5"/>
      <text:p text:style-name="P5">irrlicht\lib\Win32-visualstudio\<text:span text:style-name="T3">Irrlicht.lib</text:span> $(<text:span text:style-name="T3">TUBRAS_SDK</text:span>)\libs\release</text:p>
      <text:p text:style-name="P5"/>
      <text:p text:style-name="P5">Change to the “Static lib - Debug” build in Visual Studio and again select the menu item: “Build | Rebuild Solution”. <text:s/>After that build has completed, copy the following files:</text:p>
      <text:p text:style-name="P5"/>
      <text:p text:style-name="P5">irrlicht\lib\Win32-visualstudio\<text:span text:style-name="T3">Irrlicht.lib</text:span> $(<text:span text:style-name="T3">TUBRAS_SDK</text:span>)\libs\debug</text:p>
      <text:p text:style-name="P5"/>
      <text:p text:style-name="P5"/>
      <text:p text:style-name="P6">Irrlicht – Linux</text:p>
      <text:p text:style-name="P5"/>
      <text:p text:style-name="P5">With the necessary prerequisites in place (http://www.irrlicht3d.org/wiki/index.php?n=Main.CompilingOnLinux), navigate to the Irrlicht source directory and run make to build the release version of the Irrlicht static library:</text:p>
      <text:p text:style-name="P5"/>
      <text:p text:style-name="P5">make NDEBUG=1</text:p>
      <text:p text:style-name="P5"/>
      <text:p text:style-name="P5">Copy the generated “release” version of the shared library:</text:p>
      <text:p text:style-name="P5"/>
      <text:p text:style-name="P5">/irrlicht/lib/Linux/lib/Irrlicht.a $(ITUBRAS)/libs/release/</text:p>
      <text:p text:style-name="P5"/>
      <text:p text:style-name="P5">Now build the debug version of the Irrlicht shared library:</text:p>
      <text:p text:style-name="P5"/>
      <text:p text:style-name="P5">make clean <text:s/>&amp;&amp; make</text:p>
      <text:p text:style-name="P5"/>
      <text:p text:style-name="P5">Copy the generated “debug” version of the shared library:</text:p>
      <text:p text:style-name="P5"/>
      <text:p text:style-name="P5">/irrlicht/lib/Linux/lib/Irrlicht.a $(ITUBRAS)/libs/debug/</text:p>
      <text:p text:style-name="P7"/>
      <text:p text:style-name="P6"/>
      <text:p text:style-name="P6"/>
      <text:p text:style-name="P10">irrKlang – Windows</text:p>
      <text:p text:style-name="P5"/>
      <text:p text:style-name="P5">Because irrKlang isn't “open source”, you aren't required to build it. <text:s/>Instead, simply copy the import libraries to the appropriate Tubras library directory:</text:p>
      <text:p text:style-name="P5"/>
      <text:p text:style-name="P5">irrklang\lib\Win32-visualStudio\<text:span text:style-name="T3">irrKlang.lib</text:span> $(ITUBRAS)\libs\debug</text:p>
      <text:p text:style-name="P5">irrklang\lib\Win32-visualStudio\<text:span text:style-name="T3">irrKlang.lib</text:span> $(ITUBRAS)\libs\release</text:p>
      <text:p text:style-name="P5"/>
      <text:p text:style-name="P5">irrklang\bin\win32-visualStudio\*.dll $(ITUBRAs\bin\builds\debug</text:p>
      <text:p text:style-name="P5">irrklang\bin\win32-visualStudio\*.dll $(ITUBRAs\bin\builds\release</text:p>
      <text:p text:style-name="P5"/>
      <text:p text:style-name="P5"/>
      <text:p text:style-name="P6">irrKlang – Linux</text:p>
      <text:p text:style-name="P5"/>
      <text:p text:style-name="P5">Copy the following libraries:</text:p>
      <text:p text:style-name="P5"/>
      <text:p text:style-name="P5">irrklang/bin/linux-gcc/<text:span text:style-name="T3">ikpMP3.so</text:span> $(ITUBRAS)/libs/debug</text:p>
      <text:p text:style-name="P5">irrklang/bin/linux-gcc/<text:span text:style-name="T3">libIrrKlang.so</text:span> $(ITUBRAS)/libs/debug</text:p>
      <text:p text:style-name="P5"/>
      <text:p text:style-name="P5">irrklang/bin/linux-gcc/<text:span text:style-name="T3">ikpMP3.so</text:span> $(ITUBRAS)/libs/release</text:p>
      <text:p text:style-name="P5">irrklang/bin/linux-gcc/<text:span text:style-name="T3">libIrrKlang.so</text:span> $(ITUBRAS)/libs/release</text:p>
      <text:p text:style-name="P5"/>
      <text:p text:style-name="P5">Install the shared libraries </text:p>
      <text:p text:style-name="P5"/>
      <text:p text:style-name="P5"/>
      <text:p text:style-name="P9">Build the Tubras Framework Library</text:p>
      <text:p text:style-name="P5"/>
      <text:p text:style-name="P5">The Tubras Framework Library includes the appropriate <text:span text:style-name="T3">SCONS</text:span> files for building on either Linux or Windows. <text:s/></text:p>
      <text:p text:style-name="P5"/>
      <text:p text:style-name="P5">Simply navigate to the Tubras root directory, and type "scons" to generate the debug version of the Tubras library or "scons release=1" to build the release version of the library.</text:p>
      <text:p text:style-name="P5"/>
      <text:p text:style-name="P5">Entering "scons -h" will display a complete list of build options:</text:p>
      <text:p text:style-name="P5"/>
      <text:p text:style-name="P8"><text:s/>Build Arguments/Options:</text:p>
      <text:p text:style-name="P8"><text:s text:c="4"/>release=1 <text:s text:c="10"/>Builds the release verion.</text:p>
      <text:p text:style-name="P8"/>
      <text:p text:style-name="P8"><text:s text:c="6"/>sound=? <text:s text:c="10"/>Selects the Sound System to use:</text:p>
      <text:p text:style-name="P8"><text:s text:c="27"/>1 - irrKlang Sound System (default)</text:p>
      <text:p text:style-name="P8"><text:s text:c="27"/>2 - FMOD Sound system</text:p>
      <text:p text:style-name="P8"><text:s text:c="27"/>3 - NULL Sound System (no sound)</text:p>
      <text:p text:style-name="P8"/>
      <text:p text:style-name="P8"><text:s text:c="5"/>depver=x.x <text:s text:c="8"/>Specify dependency version to use. Default is 'head'.</text:p>
      <text:p text:style-name="P8"><text:s text:c="24"/>Use 'depver=?' for a list of available versions.</text:p>
      <text:p text:style-name="P8"/>
      <text:p text:style-name="P8"><text:s text:c="7"/>deps=1 <text:s text:c="10"/>Retrieve Dependencies only.</text:p>
      <text:p text:style-name="P8"/>
      <text:p text:style-name="P5">If any of the dependencies (Bullet, Irrlicht, or irrKlang) do not exist underneath the "deps" directory, scons will attempt download them before building.</text:p>
      <text:p text:style-name="P5"/>
      <text:p text:style-name="P5">On Windows, the scons build requires Visual C++ 2008. <text:s/>The Tubras library also includes a Visual Studio 2008 Solution file included in "builds\win32\vc9".</text:p>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uilding the Tubras Framework Libra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Keith Murray</meta:initial-creator>
    <meta:creation-date>2008-07-15T13:52:11</meta:creation-date>
    <dc:creator>Keith Murray</dc:creator>
    <dc:date>2009-11-11T08:11:18.49</dc:date>
    <meta:editing-cycles>41</meta:editing-cycles>
    <meta:editing-duration>PT04H35M28S</meta:editing-duration>
    <meta:document-statistic meta:table-count="0" meta:image-count="0" meta:object-count="0" meta:page-count="5" meta:paragraph-count="74" meta:word-count="714" meta:character-count="5455"/>
    <meta:user-defined meta:name="Info 1"/>
    <meta:user-defined meta:name="Info 2"/>
    <meta:user-defined meta:name="Info 3"/>
    <meta:user-defined meta:name="Info 4"/>
  </office:meta>
</office:document-meta>
</file>